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paragraph-properties fo:margin-left="0in" fo:margin-right="0in" fo:text-align="start" style:justify-single-word="false" fo:orphans="2" fo:text-indent="0in" style:auto-text-indent="false" fo:padding="0in" fo:border="none"/>
      <style:text-properties fo:font-variant="normal" fo:text-transform="none" fo:color="#222222" style:text-line-through-style="none" style:font-name="arial" fo:font-size="20pt" fo:letter-spacing="normal" fo:font-style="normal" style:text-underline-style="none" fo:font-weight="normal" style:text-blinking="false" fo:background-color="transparent" style:font-size-asian="20pt" style:font-size-complex="20pt"/>
    </style:style>
    <style:style style:name="P3" style:family="paragraph" style:parent-style-name="Standard">
      <style:paragraph-properties fo:margin-left="0in" fo:margin-right="0in" fo:text-align="start" style:justify-single-word="false" fo:orphans="2" fo:text-indent="0in" style:auto-text-indent="false" fo:padding="0in" fo:border="none"/>
      <style:text-properties fo:font-variant="normal" fo:text-transform="none" fo:color="#800000" style:text-line-through-style="none" style:font-name="arial" fo:font-size="24pt" fo:letter-spacing="normal" fo:font-style="normal" style:text-underline-style="none" fo:font-weight="normal" style:text-blinking="false" fo:background-color="transparent" style:font-size-asian="24pt" style:font-size-complex="24pt"/>
    </style:style>
    <style:style style:name="T1"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rary System</text:p>
      <text:p text:style-name="P3"/>
      <text:p text:style-name="P2">Library System is a software application  using by java. It is useful for libraries in any University, college or similar educational instutition to manage and maintain data in database through computerized System. Users need not to search the entire library to find a book the list of books available displayed by the application.</text:p>
      <text:p text:style-name="P2"/>
      <text:p text:style-name="P3">FEATURES:</text:p>
      <text:p text:style-name="P3"/>
      <text:p text:style-name="P2"><text:span text:style-name="T1">1-</text:span>Only admins can add , modify and delete book details into the database.</text:p>
      <text:p text:style-name="P2"><text:span text:style-name="T1">2-</text:span>Search,feature for finding book availability in library stock.</text:p>
      <text:p text:style-name="P2"><text:span text:style-name="T1">3-</text:span>Users can take a advise from library System which category book they want</text:p>
      <text:p text:style-name="P2"><text:span text:style-name="T1">4-</text:span>Library System can show the reservation date  and delivery date of book.</text:p>
      <text:p text:style-name="P2"><text:span text:style-name="T1">5-</text:span>Library System can give advise to users which type book they want</text:p>
      <text:p text:style-name="P2"><text:span text:style-name="T1">6-</text:span>Users can give point which book they read the program will give average points of book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Title"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05T12:17:48.48</meta:creation-date>
    <meta:document-statistic meta:table-count="0" meta:image-count="0" meta:object-count="0" meta:page-count="1" meta:paragraph-count="9" meta:word-count="130" meta:character-count="797"/>
    <dc:date>2018-07-05T12:20:43.18</dc:date>
    <meta:editing-duration>PT2M55S</meta:editing-duration>
    <meta:editing-cycles>1</meta:editing-cycles>
    <meta:generator>OpenOffice/4.1.5$Win32 OpenOffice.org_project/415m1$Build-9789</meta:generator>
  </office:meta>
</office:document-meta>
</file>